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5.293cm" presentation:class="title" presentation:user-transformed="true">
          <draw:text-box>
            <text:p>Jeudi 23 Février</text:p>
          </draw:text-box>
        </draw:frame>
        <draw:frame presentation:style-name="pr2" draw:text-style-name="P2" draw:layer="layout" svg:width="25.199cm" svg:height="7.492cm" svg:x="1.4cm" svg:y="9.6cm" presentation:class="subtitle" presentation:user-transformed="true">
          <draw:text-box>
            <text:p>PFE / Master Thes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>Simulation</text:p>
          </draw:text-box>
        </draw:frame>
        <draw:frame presentation:style-name="pr5" draw:text-style-name="P1" draw:layer="layout" svg:width="25.199cm" svg:height="12.987cm" svg:x="1.4cm" svg:y="5.613cm" presentation:class="outline">
          <draw:text-box>
            <text:list text:style-name="L2">
              <text:list-item>
                <text:p>Occupancy grid</text:p>
              </text:list-item>
              <text:list-item>
                <text:p>Markers pour les lignes où la communication UWB est passée</text:p>
              </text:list-item>
              <text:list-item>
                <text:p>Mission peinture au rouleau</text:p>
              </text:list-item>
              <text:list-item>
                <text:p text:style-name="P3">Problème synchronisation des robots</text:p>
                <text:list>
                  <text:list-item>
                    <text:p>ros_task_manager_sync</text:p>
                  </text:list-item>
                </text:list>
              </text:list-item>
              <text:list-item>
                <text:p text:style-name="P3">Problème communication quand robots “un derrière l’autre”</text:p>
              </text:list-item>
              <text:list-item>
                <text:p text:style-name="P3">Problème puissance du signal à certains moment (valeur -inf)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2T16:16:22.655217978</meta:creation-date>
    <meta:editing-duration>PT9M47S</meta:editing-duration>
    <meta:editing-cycles>11</meta:editing-cycles>
    <meta:generator>LibreOffice/6.4.7.2$Linux_X86_64 LibreOffice_project/40$Build-2</meta:generator>
    <dc:title>Lights</dc:title>
    <dc:date>2023-02-23T15:57:28.020551705</dc:date>
    <meta:document-statistic meta:object-count="52"/>
  </office:meta>
</office:document-meta>
</file>